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1.6cm" fo:min-width="0cm" loext:decorative="false"/>
    </style:style>
    <style:style style:name="gr2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3.25cm" fo:min-width="14.48cm" loext:decorative="false"/>
    </style:style>
    <style:style style:name="gr3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4.166cm" fo:min-width="1.574cm" loext:decorative="false"/>
    </style:style>
    <style:style style:name="gr4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3.924cm" fo:min-width="1.462cm" loext:decorative="false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stroke="dash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2" style:family="graphic" style:parent-style-name="objectwithoutfill">
      <style:graphic-properties svg:stroke-width="0.05cm" svg:stroke-color="#000000" draw:marker-start-width="0.355cm" draw:marker-end="Linienspitzen_20_1" draw:marker-end-width="0.375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40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205cm" loext:decorative="false"/>
      <style:paragraph-properties style:writing-mode="lr-tb"/>
    </style:style>
    <style:style style:name="gr16" style:family="graphic" style:parent-style-name="objectwithoutfill">
      <style:graphic-properties svg:stroke-color="#000000" draw:fill="none" draw:textarea-vertical-align="middle" loext:decorative="false"/>
    </style:style>
    <style:style style:name="gr17" style:family="graphic" style:parent-style-name="objectwithoutfill">
      <style:graphic-properties svg:stroke-width="0.03cm" svg:stroke-color="#000000" draw:marker-start-width="0.25cm" draw:marker-end="Linienspitzen_20_2" draw:marker-end-width="0.2cm" draw:fill="none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="bitmap" draw:fill-image-name="_35__20_Percent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1.85cm" svg:x="14.95cm" svg:y="2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11.95cm" svg:y="2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8.95cm" svg:y="2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5.95cm" svg:y="2.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2.95cm" svg:y="2.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98cm" svg:height="3.5cm" svg:x="1.5cm" svg:y="3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14.85cm" svg:y="10.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11.85cm" svg:y="11.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8.85cm" svg:y="11.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5.85cm" svg:y="11.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1.85cm" svg:x="2.85cm" svg:y="10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7.45cm" draw:transform="rotate (1.5707963267949) translate (9.001cm 16.1cm)">
          <text:p/>
          <draw:enhanced-geometry svg:viewBox="0 0 21600 21600" draw:glue-points="?f6 10800 10800 21600 ?f5 10800 10800 0" draw:text-areas="?f3 ?f3 ?f4 ?f4" draw:mirror-horizontal="true" draw:type="trapezoid" draw:modifiers="4769.151670951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3.5cm" svg:height="7.45cm" draw:transform="rotate (1.5707963267949) translate (1.5cm 16.1cm)">
          <text:p/>
          <draw:enhanced-geometry svg:viewBox="0 0 21600 21600" draw:glue-points="?f6 10800 10800 21600 ?f5 10800 10800 0" draw:text-areas="?f3 ?f3 ?f4 ?f4" draw:type="trapezoid" draw:modifiers="4769.151670951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5">
          <svg:title>TexMaths</svg:title>
          <svg:desc>16§latex§$h_{1}$§svg§600§TRUE§</svg:desc>
          <draw:g draw:style-name="gr6">
            <draw:path draw:style-name="gr7" draw:text-style-name="P2" draw:layer="layout" svg:width="0.273cm" svg:height="0.393cm" svg:x="1.698cm" svg:y="2.027cm" svg:viewBox="0 0 274 394" svg:d="M129 6c-2-2 0-6-6-6-13 0-54 5-69 6-5 0-11 0-11 12 0 6 6 6 14 6 28 0 28 3 28 9-1 4-2 8-2 12-27 107-54 214-81 322-2 8-2 8-2 11 0 13 11 16 16 16 10 0 18-7 21-14 3-15 7-29 11-44 4-16 8-32 13-49 3-13 6-25 9-38 0-3 5-21 5-24 2-7 19-37 38-53 13-8 31-19 55-19 23 0 30 19 30 40 0 30-21 91-35 124-5 13-7 19-7 31 0 27 19 46 45 46 53 0 73-81 73-86s-4-5-6-5c-5 0-5 2-8 10-8 30-27 70-57 70-10 0-13-7-13-19 0-15 5-28 9-40 10-24 34-91 34-123 0-37-22-61-64-61-35 0-62 18-83 43 15-59 29-118 43-177z">
              <text:p/>
            </draw:path>
            <draw:path draw:style-name="gr7" draw:text-style-name="P2" draw:layer="layout" svg:width="0.141cm" svg:height="0.259cm" svg:x="2.033cm" svg:y="2.239cm" svg:viewBox="0 0 142 260" svg:d="M88 11c0-11 0-11-11-11-26 24-61 26-77 26 0 4 0 9 0 14 10 0 35 0 56-11 0 66 0 133 0 199 0 13 0 18-38 18-6 0-11 0-16 0 0 4 0 9 0 14 8 0 55-2 70-2 13 0 62 2 70 2 0-5 0-10 0-14-5 0-10 0-14 0-40 0-40-5-40-18 0-72 0-145 0-217z">
              <text:p/>
            </draw:path>
          </draw:g>
        </draw:g>
        <draw:g draw:style-name="gr6">
          <draw:line draw:style-name="gr8" draw:text-style-name="P3" draw:layer="layout" svg:x1="8.85cm" svg:y1="13.36cm" svg:x2="8.85cm" svg:y2="9.9cm">
            <text:p/>
          </draw:line>
          <draw:line draw:style-name="gr8" draw:text-style-name="P3" draw:layer="layout" svg:x1="9.15cm" svg:y1="13.36cm" svg:x2="9.15cm" svg:y2="9.9cm">
            <text:p/>
          </draw:line>
        </draw:g>
        <draw:g draw:style-name="gr6">
          <draw:line draw:style-name="gr8" draw:text-style-name="P3" draw:layer="layout" svg:x1="5.85cm" svg:y1="13.06cm" svg:x2="5.85cm" svg:y2="9.9cm">
            <text:p/>
          </draw:line>
          <draw:line draw:style-name="gr8" draw:text-style-name="P3" draw:layer="layout" svg:x1="6.15cm" svg:y1="13.08cm" svg:x2="6.15cm" svg:y2="9.9cm">
            <text:p/>
          </draw:line>
        </draw:g>
        <draw:g draw:style-name="gr6">
          <draw:line draw:style-name="gr8" draw:text-style-name="P3" draw:layer="layout" svg:x1="2.85cm" svg:y1="12.74cm" svg:x2="2.85cm" svg:y2="9.9cm">
            <text:p/>
          </draw:line>
          <draw:line draw:style-name="gr8" draw:text-style-name="P3" draw:layer="layout" svg:x1="3.15cm" svg:y1="12.78cm" svg:x2="3.15cm" svg:y2="9.9cm">
            <text:p/>
          </draw:line>
        </draw:g>
        <draw:g draw:style-name="gr6">
          <draw:line draw:style-name="gr8" draw:text-style-name="P3" draw:layer="layout" svg:x1="14.85cm" svg:y1="12.78cm" svg:x2="14.85cm" svg:y2="9.9cm">
            <text:p/>
          </draw:line>
          <draw:line draw:style-name="gr8" draw:text-style-name="P3" draw:layer="layout" svg:x1="15.15cm" svg:y1="12.74cm" svg:x2="15.15cm" svg:y2="9.9cm">
            <text:p/>
          </draw:line>
        </draw:g>
        <draw:g draw:style-name="gr6">
          <draw:line draw:style-name="gr8" draw:text-style-name="P3" draw:layer="layout" svg:x1="11.85cm" svg:y1="13.08cm" svg:x2="11.85cm" svg:y2="9.9cm">
            <text:p/>
          </draw:line>
          <draw:line draw:style-name="gr8" draw:text-style-name="P3" draw:layer="layout" svg:x1="12.15cm" svg:y1="13.06cm" svg:x2="12.15cm" svg:y2="9.9cm">
            <text:p/>
          </draw:line>
        </draw:g>
        <draw:g draw:style-name="gr5">
          <draw:line draw:style-name="gr8" draw:text-style-name="P3" draw:layer="layout" svg:x1="9cm" svg:y1="15.3cm" svg:x2="1.5cm" svg:y2="16.1cm">
            <text:p/>
          </draw:line>
          <draw:g draw:style-name="gr6">
            <draw:line draw:style-name="gr8" draw:text-style-name="P3" draw:layer="layout" svg:x1="2.86cm" svg:y1="12.72cm" svg:x2="1.5cm" svg:y2="12.59cm">
              <text:p/>
            </draw:line>
            <draw:line draw:style-name="gr8" draw:text-style-name="P3" draw:layer="layout" svg:x1="5.84cm" svg:y1="13.04cm" svg:x2="3.16cm" svg:y2="12.76cm">
              <text:p/>
            </draw:line>
            <draw:line draw:style-name="gr8" draw:text-style-name="P3" draw:layer="layout" svg:x1="8.86cm" svg:y1="13.34cm" svg:x2="6.16cm" svg:y2="13.06cm">
              <text:p/>
            </draw:line>
          </draw:g>
        </draw:g>
        <draw:g draw:style-name="gr5">
          <draw:line draw:style-name="gr8" draw:text-style-name="P3" draw:layer="layout" svg:x1="9cm" svg:y1="15.3cm" svg:x2="16.5cm" svg:y2="16.1cm">
            <text:p/>
          </draw:line>
          <draw:g draw:style-name="gr6">
            <draw:line draw:style-name="gr8" draw:text-style-name="P3" draw:layer="layout" svg:x1="15.14cm" svg:y1="12.72cm" svg:x2="16.5cm" svg:y2="12.59cm">
              <text:p/>
            </draw:line>
            <draw:line draw:style-name="gr8" draw:text-style-name="P3" draw:layer="layout" svg:x1="12.16cm" svg:y1="13.04cm" svg:x2="14.84cm" svg:y2="12.76cm">
              <text:p/>
            </draw:line>
            <draw:line draw:style-name="gr8" draw:text-style-name="P3" draw:layer="layout" svg:x1="9.14cm" svg:y1="13.34cm" svg:x2="11.84cm" svg:y2="13.06cm">
              <text:p/>
            </draw:line>
          </draw:g>
        </draw:g>
        <draw:g draw:style-name="gr5">
          <draw:line draw:style-name="gr8" draw:text-style-name="P3" draw:layer="layout" svg:x1="1.5cm" svg:y1="7.4cm" svg:x2="16.5cm" svg:y2="7.4cm">
            <text:p/>
          </draw:line>
          <draw:g draw:style-name="gr6">
            <draw:line draw:style-name="gr8" draw:text-style-name="P3" draw:layer="layout" svg:x1="8.95cm" svg:y1="3.9cm" svg:x2="8.95cm" svg:y2="1.1cm">
              <text:p/>
            </draw:line>
            <draw:line draw:style-name="gr8" draw:text-style-name="P3" draw:layer="layout" svg:x1="9.25cm" svg:y1="3.9cm" svg:x2="9.25cm" svg:y2="1.1cm">
              <text:p/>
            </draw:line>
          </draw:g>
          <draw:g draw:style-name="gr6">
            <draw:line draw:style-name="gr8" draw:text-style-name="P3" draw:layer="layout" svg:x1="5.95cm" svg:y1="3.9cm" svg:x2="5.95cm" svg:y2="1.1cm">
              <text:p/>
            </draw:line>
            <draw:line draw:style-name="gr8" draw:text-style-name="P3" draw:layer="layout" svg:x1="6.25cm" svg:y1="3.9cm" svg:x2="6.25cm" svg:y2="1.1cm">
              <text:p/>
            </draw:line>
          </draw:g>
          <draw:g draw:style-name="gr6">
            <draw:line draw:style-name="gr8" draw:text-style-name="P3" draw:layer="layout" svg:x1="2.95cm" svg:y1="3.9cm" svg:x2="2.95cm" svg:y2="1.1cm">
              <text:p/>
            </draw:line>
            <draw:line draw:style-name="gr8" draw:text-style-name="P3" draw:layer="layout" svg:x1="3.25cm" svg:y1="3.9cm" svg:x2="3.25cm" svg:y2="1.1cm">
              <text:p/>
            </draw:line>
          </draw:g>
          <draw:g draw:style-name="gr6">
            <draw:line draw:style-name="gr8" draw:text-style-name="P3" draw:layer="layout" svg:x1="14.95cm" svg:y1="3.9cm" svg:x2="14.95cm" svg:y2="1.1cm">
              <text:p/>
            </draw:line>
            <draw:line draw:style-name="gr8" draw:text-style-name="P3" draw:layer="layout" svg:x1="15.25cm" svg:y1="3.9cm" svg:x2="15.25cm" svg:y2="1.1cm">
              <text:p/>
            </draw:line>
          </draw:g>
          <draw:g draw:style-name="gr6">
            <draw:line draw:style-name="gr8" draw:text-style-name="P3" draw:layer="layout" svg:x1="11.95cm" svg:y1="3.9cm" svg:x2="11.95cm" svg:y2="1.1cm">
              <text:p/>
            </draw:line>
            <draw:line draw:style-name="gr8" draw:text-style-name="P3" draw:layer="layout" svg:x1="12.25cm" svg:y1="3.9cm" svg:x2="12.25cm" svg:y2="1.1cm">
              <text:p/>
            </draw:line>
          </draw:g>
          <draw:line draw:style-name="gr8" draw:text-style-name="P3" draw:layer="layout" svg:x1="1.5cm" svg:y1="3.9cm" svg:x2="2.98cm" svg:y2="3.9cm">
            <text:p/>
          </draw:line>
          <draw:line draw:style-name="gr8" draw:text-style-name="P3" draw:layer="layout" svg:x1="3.22cm" svg:y1="3.9cm" svg:x2="5.98cm" svg:y2="3.9cm">
            <text:p/>
          </draw:line>
          <draw:line draw:style-name="gr8" draw:text-style-name="P3" draw:layer="layout" svg:x1="6.22cm" svg:y1="3.9cm" svg:x2="8.97cm" svg:y2="3.9cm">
            <text:p/>
          </draw:line>
          <draw:line draw:style-name="gr8" draw:text-style-name="P3" draw:layer="layout" svg:x1="9.22cm" svg:y1="3.9cm" svg:x2="11.97cm" svg:y2="3.9cm">
            <text:p/>
          </draw:line>
          <draw:line draw:style-name="gr8" draw:text-style-name="P3" draw:layer="layout" svg:x1="12.23cm" svg:y1="3.9cm" svg:x2="14.96cm" svg:y2="3.9cm">
            <text:p/>
          </draw:line>
          <draw:line draw:style-name="gr8" draw:text-style-name="P3" draw:layer="layout" svg:x1="15.22cm" svg:y1="3.9cm" svg:x2="16.49cm" svg:y2="3.9cm">
            <text:p/>
          </draw:line>
        </draw:g>
        <draw:line draw:style-name="gr9" draw:text-style-name="P3" draw:layer="layout" svg:x1="2.25cm" svg:y1="2.25cm" svg:x2="3.25cm" svg:y2="2.25cm">
          <text:p/>
        </draw:line>
        <draw:line draw:style-name="gr9" draw:text-style-name="P3" draw:layer="layout" svg:x1="5.25cm" svg:y1="2.25cm" svg:x2="6.25cm" svg:y2="2.25cm">
          <text:p/>
        </draw:line>
        <draw:line draw:style-name="gr9" draw:text-style-name="P3" draw:layer="layout" svg:x1="8.25cm" svg:y1="2.25cm" svg:x2="9.25cm" svg:y2="2.25cm">
          <text:p/>
        </draw:line>
        <draw:line draw:style-name="gr9" draw:text-style-name="P3" draw:layer="layout" svg:x1="11.25cm" svg:y1="2.25cm" svg:x2="12.25cm" svg:y2="2.25cm">
          <text:p/>
        </draw:line>
        <draw:line draw:style-name="gr9" draw:text-style-name="P3" draw:layer="layout" svg:x1="14.25cm" svg:y1="2.25cm" svg:x2="15.25cm" svg:y2="2.25cm">
          <text:p/>
        </draw:line>
        <draw:line draw:style-name="gr10" draw:text-style-name="P3" draw:layer="layout" svg:x1="2.95cm" svg:y1="2.25cm" svg:x2="3.95cm" svg:y2="2.25cm">
          <text:p/>
        </draw:line>
        <draw:line draw:style-name="gr10" draw:text-style-name="P3" draw:layer="layout" svg:x1="5.95cm" svg:y1="2.45cm" svg:x2="6.95cm" svg:y2="2.45cm">
          <text:p/>
        </draw:line>
        <draw:line draw:style-name="gr10" draw:text-style-name="P3" draw:layer="layout" svg:x1="8.95cm" svg:y1="2.65cm" svg:x2="9.95cm" svg:y2="2.65cm">
          <text:p/>
        </draw:line>
        <draw:line draw:style-name="gr10" draw:text-style-name="P3" draw:layer="layout" svg:x1="11.95cm" svg:y1="2.85cm" svg:x2="12.95cm" svg:y2="2.85cm">
          <text:p/>
        </draw:line>
        <draw:line draw:style-name="gr10" draw:text-style-name="P3" draw:layer="layout" svg:x1="14.95cm" svg:y1="3.05cm" svg:x2="15.95cm" svg:y2="3.05cm">
          <text:p/>
        </draw:line>
        <draw:line draw:style-name="gr9" draw:text-style-name="P3" draw:layer="layout" svg:x1="2.25cm" svg:y1="10.95cm" svg:x2="3.25cm" svg:y2="10.95cm">
          <text:p/>
        </draw:line>
        <draw:line draw:style-name="gr9" draw:text-style-name="P3" draw:layer="layout" svg:x1="5.25cm" svg:y1="11.35cm" svg:x2="6.25cm" svg:y2="11.35cm">
          <text:p/>
        </draw:line>
        <draw:line draw:style-name="gr9" draw:text-style-name="P3" draw:layer="layout" svg:x1="8.25cm" svg:y1="11.75cm" svg:x2="9.25cm" svg:y2="11.75cm">
          <text:p/>
        </draw:line>
        <draw:line draw:style-name="gr9" draw:text-style-name="P3" draw:layer="layout" svg:x1="11.25cm" svg:y1="11.35cm" svg:x2="12.25cm" svg:y2="11.35cm">
          <text:p/>
        </draw:line>
        <draw:line draw:style-name="gr9" draw:text-style-name="P3" draw:layer="layout" svg:x1="14.25cm" svg:y1="10.95cm" svg:x2="15.25cm" svg:y2="10.95cm">
          <text:p/>
        </draw:line>
        <draw:line draw:style-name="gr10" draw:text-style-name="P3" draw:layer="layout" svg:x1="2.95cm" svg:y1="10.95cm" svg:x2="3.95cm" svg:y2="10.95cm">
          <text:p/>
        </draw:line>
        <draw:line draw:style-name="gr10" draw:text-style-name="P3" draw:layer="layout" svg:x1="5.95cm" svg:y1="11.55cm" svg:x2="6.95cm" svg:y2="11.55cm">
          <text:p/>
        </draw:line>
        <draw:line draw:style-name="gr10" draw:text-style-name="P3" draw:layer="layout" svg:x1="8.95cm" svg:y1="12.15cm" svg:x2="9.95cm" svg:y2="12.15cm">
          <text:p/>
        </draw:line>
        <draw:line draw:style-name="gr10" draw:text-style-name="P3" draw:layer="layout" svg:x1="11.95cm" svg:y1="11.95cm" svg:x2="12.95cm" svg:y2="11.95cm">
          <text:p/>
        </draw:line>
        <draw:line draw:style-name="gr10" draw:text-style-name="P3" draw:layer="layout" svg:x1="14.95cm" svg:y1="11.75cm" svg:x2="15.95cm" svg:y2="11.75cm">
          <text:p/>
        </draw:line>
        <draw:g draw:style-name="gr5">
          <svg:title>TexMaths</svg:title>
          <svg:desc>16§latex§$h_{2}$§svg§600§TRUE§</svg:desc>
          <draw:g draw:style-name="gr6">
            <draw:path draw:style-name="gr7" draw:text-style-name="P2" draw:layer="layout" svg:width="0.273cm" svg:height="0.393cm" svg:x="4.7cm" svg:y="2.029cm" svg:viewBox="0 0 274 394" svg:d="M129 6c-2-2 0-6-6-6-13 0-54 5-69 6-5 0-11 0-11 12 0 6 5 6 14 6 26 0 28 3 28 9-1 4-2 8-2 12-27 107-54 214-81 322-2 8-2 8-2 11 0 13 11 16 16 16 10 0 17-7 21-14 3-15 7-29 11-44 4-16 7-32 11-49 5-13 8-25 10-38 1-3 6-21 6-24 2-7 19-37 38-53 13-8 31-19 54-19 24 0 29 19 29 40 0 30-21 91-33 124-5 13-8 19-8 31 0 27 20 46 46 46 53 0 73-81 73-86s-4-5-6-5c-6 0-6 2-10 10-8 30-25 70-55 70-10 0-15-7-15-19 0-15 5-28 11-40 8-24 34-91 34-123 0-37-22-61-64-61-35 0-62 18-83 43 14-59 29-118 43-177z">
              <text:p/>
            </draw:path>
            <draw:path draw:style-name="gr7" draw:text-style-name="P2" draw:layer="layout" svg:width="0.171cm" svg:height="0.259cm" svg:x="5.016cm" svg:y="2.241cm" svg:viewBox="0 0 172 260" svg:d="M172 188c-4 0-8 0-13 0-1 10-6 32-11 37-3 1-33 1-38 1-24 0-48 0-72 0 42-36 54-47 78-65 29-24 56-48 56-84 0-48-41-77-91-77-49 0-81 33-81 70 0 19 16 22 21 22 9 0 20-6 20-20 0-8-3-21-23-21 12-29 39-37 57-37 40 0 59 31 59 63 0 33-24 60-37 74-31 31-62 62-94 93-3 5-3 5-3 16 54 0 107 0 161 0 4-24 8-48 11-72z">
              <text:p/>
            </draw:path>
          </draw:g>
        </draw:g>
        <draw:g draw:style-name="gr5">
          <svg:title>TexMaths</svg:title>
          <svg:desc>16§latex§$h_{3}$§svg§600§TRUE§</svg:desc>
          <draw:g draw:style-name="gr6">
            <draw:path draw:style-name="gr7" draw:text-style-name="P2" draw:layer="layout" svg:width="0.273cm" svg:height="0.393cm" svg:x="7.702cm" svg:y="2.03cm" svg:viewBox="0 0 274 394" svg:d="M129 6c-2-2 0-6-6-6-13 0-54 5-69 6-5 0-11 0-11 12 0 6 6 6 14 6 28 0 28 3 28 9-1 4-2 8-2 12-27 107-54 214-81 322-2 8-2 8-2 13 0 12 11 14 16 14 10 0 18-6 21-14 3-14 7-28 11-42 4-17 8-34 13-51 3-13 6-24 8-38 1-3 6-21 6-24 2-5 19-37 38-53 13-8 31-19 55-19 23 0 30 19 30 40 0 30-22 91-35 124-5 13-7 21-7 32 0 26 20 45 45 45 53 0 73-81 73-86s-4-5-6-5c-5 0-5 2-8 10-10 30-27 70-57 70-10 0-13-7-13-19 0-15 5-28 9-40 8-24 34-91 34-123 0-37-22-61-64-61-35 0-62 18-83 43 15-59 29-118 43-177z">
              <text:p/>
            </draw:path>
            <draw:path draw:style-name="gr7" draw:text-style-name="P2" draw:layer="layout" svg:width="0.179cm" svg:height="0.267cm" svg:x="8.015cm" svg:y="2.242cm" svg:viewBox="0 0 180 268" svg:d="M86 129c30 0 53 21 53 64 0 48-29 62-51 62-16 0-51-5-67-27 19-2 22-14 22-22 0-13-9-21-21-21-11 0-22 6-22 22 0 37 41 61 88 61 54 0 92-37 92-75 0-32-25-62-68-70 41-16 56-45 56-69 0-30-36-54-79-54s-76 21-76 53c0 12 8 20 19 20 13 0 21-9 21-20 0-12-8-20-21-20 14-17 41-22 56-22 17 0 43 10 43 43 0 16-7 35-16 46-13 15-24 16-45 18-9 0-9 0-11 0s-5 2-5 6c0 5 3 5 11 5 7 0 14 0 21 0z">
              <text:p/>
            </draw:path>
          </draw:g>
        </draw:g>
        <draw:g draw:style-name="gr5">
          <svg:title>TexMaths</svg:title>
          <svg:desc>16§latex§$h_{4}$§svg§600§TRUE§</svg:desc>
          <draw:g draw:style-name="gr6">
            <draw:path draw:style-name="gr7" draw:text-style-name="P2" draw:layer="layout" svg:width="0.274cm" svg:height="0.393cm" svg:x="10.704cm" svg:y="2.031cm" svg:viewBox="0 0 275 394" svg:d="M129 6c-2-2 0-6-6-6-13 0-54 5-69 6-5 0-11 0-11 12 0 6 5 6 14 6 26 0 28 3 28 9-1 4-1 8-2 12-27 107-54 214-81 322-2 8-2 8-2 11 0 13 11 16 16 16 10 0 18-7 21-14 3-15 7-29 11-44 4-16 7-32 11-49 5-13 8-25 10-38 1-3 6-21 6-24 2-7 19-37 38-53 13-8 31-19 55-19s30 19 30 40c0 30-22 91-35 124-5 13-8 19-8 31 0 27 21 46 46 46 53 0 74-81 74-86s-5-5-7-5c-6 0-6 2-9 10-8 30-26 70-56 70-10 0-15-7-15-19 0-15 5-28 12-40 8-24 33-91 33-123 0-37-22-61-64-61-35 0-62 18-83 43 15-59 29-118 43-177z">
              <text:p/>
            </draw:path>
            <draw:path draw:style-name="gr7" draw:text-style-name="P2" draw:layer="layout" svg:width="0.191cm" svg:height="0.262cm" svg:x="11.01cm" svg:y="2.24cm" svg:viewBox="0 0 192 263" svg:d="M192 199c0-4 0-9 0-14-15 0-29 0-44 0 0-58 0-117 0-175 0-8 0-10-9-10-5 0-7 0-10 5-43 60-86 120-129 180 0 5 0 10 0 14 38 0 77 0 115 0 0 11 0 22 0 32 0 13 0 18-32 18-3 0-6 0-10 0 0 5 0 9 0 14 20 0 44-1 58-1s40 1 59 1c0-5 0-9 0-14-3 0-6 0-10 0-32 0-32-5-32-18 0-10 0-21 0-32 15 0 29 0 44 0zM118 41c0 48 0 96 0 144-34 0-69 0-104 0 35-48 70-96 104-144z">
              <text:p/>
            </draw:path>
          </draw:g>
        </draw:g>
        <draw:g draw:style-name="gr5">
          <svg:title>TexMaths</svg:title>
          <svg:desc>16§latex§$h_{5}$§svg§600§TRUE§</svg:desc>
          <draw:g draw:style-name="gr6">
            <draw:path draw:style-name="gr7" draw:text-style-name="P2" draw:layer="layout" svg:width="0.273cm" svg:height="0.393cm" svg:x="13.706cm" svg:y="2.033cm" svg:viewBox="0 0 274 394" svg:d="M129 6c-2-2 0-6-6-6-13 0-54 5-69 6-5 0-11 0-11 12 0 6 5 6 14 6 26 0 28 3 28 9-1 4-2 8-2 12-27 107-54 214-81 322-2 8-2 8-2 13 0 12 11 14 16 14 10 0 17-6 21-14 3-14 7-28 11-42 4-17 7-34 11-51 5-13 8-24 10-38 1-3 6-21 6-24 2-5 19-37 38-53 13-8 31-19 54-19 24 0 29 19 29 40 0 30-21 91-33 124-5 13-8 21-8 32 0 26 20 45 46 45 53 0 73-81 73-86s-4-5-6-5c-6 0-6 2-10 10-8 30-25 70-55 70-10 0-15-7-15-19 0-15 5-28 11-40 8-24 34-91 34-123 0-37-22-61-64-61-35 0-62 18-83 43 14-59 29-118 43-177z">
              <text:p/>
            </draw:path>
            <draw:path draw:style-name="gr7" draw:text-style-name="P2" draw:layer="layout" svg:width="0.171cm" svg:height="0.267cm" svg:x="14.022cm" svg:y="2.245cm" svg:viewBox="0 0 172 268" svg:d="M35 41c21 5 32 5 38 5 51 0 82-35 82-41 0-3-2-5-3-5-2 0-2 0-4 2-9 3-30 11-59 11-11 0-32-2-57-11-5-2-3-1-5-2-6 0-6 5-6 11 0 38 0 77 0 115 0 6 0 11 6 11 5 0 5 0 8-5 18-22 42-25 54-25 24 0 35 19 37 22 6 13 10 29 10 51 0 11 0 35-13 51-10 15-26 24-45 24-25 0-52-14-62-40 16 2 22-8 22-19 0-16-14-19-19-19-6 7-19 0-19 21 0 35 32 70 78 70 51 0 94-37 94-86 0-45-33-86-81-86-18 0-38 4-56 19 0-25 0-49 0-74z">
              <text:p/>
            </draw:path>
          </draw:g>
        </draw:g>
        <draw:g draw:style-name="gr5">
          <svg:title>TexMaths</svg:title>
          <svg:desc>16§latex§$h_{1}$§svg§600§TRUE§</svg:desc>
          <draw:g draw:style-name="gr6">
            <draw:path draw:style-name="gr7" draw:text-style-name="P2" draw:layer="layout" svg:width="0.273cm" svg:height="0.393cm" svg:x="1.699cm" svg:y="10.728cm" svg:viewBox="0 0 274 394" svg:d="M129 6c-2-2 0-6-6-6-13 0-54 5-69 6-5 0-11 0-11 12 0 6 6 6 14 6 28 0 28 3 28 9-1 4-2 8-2 12-27 107-54 214-81 322-2 8-2 8-2 11 0 13 11 16 16 16 10 0 18-7 21-14 3-15 7-29 11-44 4-16 8-32 13-49 3-13 6-25 9-38 0-3 5-21 5-24 2-7 19-37 38-53 13-8 31-19 55-19 23 0 30 19 30 40 0 30-21 91-35 124-5 13-7 19-7 31 0 27 19 46 45 46 53 0 73-81 73-86s-4-5-6-5c-5 0-5 2-8 10-8 30-27 70-57 70-10 0-13-7-13-19 0-15 5-28 9-40 10-24 34-91 34-123 0-37-22-61-64-61-35 0-62 18-83 43 15-59 29-118 43-177z">
              <text:p/>
            </draw:path>
            <draw:path draw:style-name="gr7" draw:text-style-name="P2" draw:layer="layout" svg:width="0.141cm" svg:height="0.259cm" svg:x="2.034cm" svg:y="10.94cm" svg:viewBox="0 0 142 260" svg:d="M88 11c0-11 0-11-11-11-26 24-61 26-77 26 0 4 0 9 0 14 10 0 35 0 56-11 0 66 0 133 0 199 0 13 0 18-38 18-6 0-11 0-16 0 0 4 0 9 0 14 8 0 55-2 70-2 13 0 62 2 70 2 0-5 0-10 0-14-5 0-10 0-14 0-40 0-40-5-40-18 0-72 0-145 0-217z">
              <text:p/>
            </draw:path>
          </draw:g>
        </draw:g>
        <draw:g draw:style-name="gr5">
          <svg:title>TexMaths</svg:title>
          <svg:desc>16§latex§$h_{2}$§svg§600§TRUE§</svg:desc>
          <draw:g draw:style-name="gr6">
            <draw:path draw:style-name="gr7" draw:text-style-name="P2" draw:layer="layout" svg:width="0.273cm" svg:height="0.393cm" svg:x="4.701cm" svg:y="11.13cm" svg:viewBox="0 0 274 394" svg:d="M129 6c-2-2 0-6-6-6-13 0-54 5-69 6-5 0-11 0-11 12 0 6 5 6 14 6 26 0 28 3 28 9-1 4-2 8-2 12-27 107-54 214-81 322-2 8-2 8-2 11 0 13 11 16 16 16 10 0 17-7 21-14 3-15 7-29 11-44 4-16 7-32 11-49 5-13 8-25 10-38 1-3 6-21 6-24 2-7 19-37 38-53 13-8 31-19 54-19 24 0 29 19 29 40 0 30-21 91-33 124-5 13-8 19-8 31 0 27 20 46 46 46 53 0 73-81 73-86s-4-5-6-5c-6 0-6 2-10 10-8 30-25 70-55 70-10 0-15-7-15-19 0-15 5-28 11-40 8-24 34-91 34-123 0-37-22-61-64-61-35 0-62 18-83 43 14-59 29-118 43-177z">
              <text:p/>
            </draw:path>
            <draw:path draw:style-name="gr7" draw:text-style-name="P2" draw:layer="layout" svg:width="0.171cm" svg:height="0.259cm" svg:x="5.017cm" svg:y="11.342cm" svg:viewBox="0 0 172 260" svg:d="M172 188c-4 0-8 0-13 0-1 10-6 32-11 37-3 1-33 1-38 1-24 0-48 0-72 0 42-36 54-47 78-65 29-24 56-48 56-84 0-48-41-77-91-77-49 0-81 33-81 70 0 19 16 22 21 22 9 0 20-6 20-20 0-8-3-21-23-21 12-29 39-37 57-37 40 0 59 31 59 63 0 33-24 60-37 74-31 31-62 62-94 93-3 5-3 5-3 16 54 0 107 0 161 0 4-24 8-48 11-72z">
              <text:p/>
            </draw:path>
          </draw:g>
        </draw:g>
        <draw:g draw:style-name="gr5">
          <svg:title>TexMaths</svg:title>
          <svg:desc>16§latex§$h_{3}$§svg§600§TRUE§</svg:desc>
          <draw:g draw:style-name="gr6">
            <draw:path draw:style-name="gr7" draw:text-style-name="P2" draw:layer="layout" svg:width="0.273cm" svg:height="0.393cm" svg:x="7.703cm" svg:y="11.531cm" svg:viewBox="0 0 274 394" svg:d="M129 6c-2-2 0-6-6-6-13 0-54 5-69 6-5 0-11 0-11 12 0 6 6 6 14 6 28 0 28 3 28 9-1 4-2 8-2 12-27 107-54 214-81 322-2 8-2 8-2 13 0 12 11 14 16 14 10 0 18-6 21-14 3-14 7-28 11-42 4-17 8-34 13-51 3-13 6-24 8-38 1-3 6-21 6-24 2-5 19-37 38-53 13-8 31-19 55-19 23 0 30 19 30 40 0 30-22 91-35 124-5 13-7 21-7 32 0 26 20 45 45 45 53 0 73-81 73-86s-4-5-6-5c-5 0-5 2-8 10-10 30-27 70-57 70-10 0-13-7-13-19 0-15 5-28 9-40 8-24 34-91 34-123 0-37-22-61-64-61-35 0-62 18-83 43 15-59 29-118 43-177z">
              <text:p/>
            </draw:path>
            <draw:path draw:style-name="gr7" draw:text-style-name="P2" draw:layer="layout" svg:width="0.179cm" svg:height="0.267cm" svg:x="8.016cm" svg:y="11.743cm" svg:viewBox="0 0 180 268" svg:d="M86 129c30 0 53 21 53 64 0 48-29 62-51 62-16 0-51-5-67-27 19-2 22-14 22-22 0-13-9-21-21-21-11 0-22 6-22 22 0 37 41 61 88 61 54 0 92-37 92-75 0-32-25-62-68-70 41-16 56-45 56-69 0-30-36-54-79-54s-76 21-76 53c0 12 8 20 19 20 13 0 21-9 21-20 0-12-8-20-21-20 14-17 41-22 56-22 17 0 43 10 43 43 0 16-7 35-16 46-13 15-24 16-45 18-9 0-9 0-11 0s-5 2-5 6c0 5 3 5 11 5 7 0 14 0 21 0z">
              <text:p/>
            </draw:path>
          </draw:g>
        </draw:g>
        <draw:g draw:style-name="gr5">
          <svg:title>TexMaths</svg:title>
          <svg:desc>16§latex§$h_{4}$§svg§600§TRUE§</svg:desc>
          <draw:g draw:style-name="gr6">
            <draw:path draw:style-name="gr7" draw:text-style-name="P2" draw:layer="layout" svg:width="0.274cm" svg:height="0.393cm" svg:x="10.705cm" svg:y="11.132cm" svg:viewBox="0 0 275 394" svg:d="M129 6c-2-2 0-6-6-6-13 0-54 5-69 6-5 0-11 0-11 12 0 6 5 6 14 6 26 0 28 3 28 9-1 4-1 8-2 12-27 107-54 214-81 322-2 8-2 8-2 11 0 13 11 16 16 16 10 0 18-7 21-14 3-15 7-29 11-44 4-16 7-32 11-49 5-13 8-25 10-38 1-3 6-21 6-24 2-7 19-37 38-53 13-8 31-19 55-19s30 19 30 40c0 30-22 91-35 124-5 13-8 19-8 31 0 27 21 46 46 46 53 0 74-81 74-86s-5-5-7-5c-6 0-6 2-9 10-8 30-26 70-56 70-10 0-15-7-15-19 0-15 5-28 12-40 8-24 33-91 33-123 0-37-22-61-64-61-35 0-62 18-83 43 15-59 29-118 43-177z">
              <text:p/>
            </draw:path>
            <draw:path draw:style-name="gr7" draw:text-style-name="P2" draw:layer="layout" svg:width="0.191cm" svg:height="0.262cm" svg:x="11.011cm" svg:y="11.341cm" svg:viewBox="0 0 192 263" svg:d="M192 199c0-4 0-9 0-14-15 0-29 0-44 0 0-58 0-117 0-175 0-8 0-10-9-10-5 0-7 0-10 5-43 60-86 120-129 180 0 5 0 10 0 14 38 0 77 0 115 0 0 11 0 22 0 32 0 13 0 18-32 18-3 0-6 0-10 0 0 5 0 9 0 14 20 0 44-1 58-1s40 1 59 1c0-5 0-9 0-14-3 0-6 0-10 0-32 0-32-5-32-18 0-10 0-21 0-32 15 0 29 0 44 0zM118 41c0 48 0 96 0 144-34 0-69 0-104 0 35-48 70-96 104-144z">
              <text:p/>
            </draw:path>
          </draw:g>
        </draw:g>
        <draw:g draw:style-name="gr5">
          <svg:title>TexMaths</svg:title>
          <svg:desc>16§latex§$h_{5}$§svg§600§TRUE§</svg:desc>
          <draw:g draw:style-name="gr6">
            <draw:path draw:style-name="gr7" draw:text-style-name="P2" draw:layer="layout" svg:width="0.273cm" svg:height="0.393cm" svg:x="13.707cm" svg:y="10.734cm" svg:viewBox="0 0 274 394" svg:d="M129 6c-2-2 0-6-6-6-13 0-54 5-69 6-5 0-11 0-11 12 0 6 5 6 14 6 26 0 28 3 28 9-1 4-2 8-2 12-27 107-54 214-81 322-2 8-2 8-2 13 0 12 11 14 16 14 10 0 17-6 21-14 3-14 7-28 11-42 4-17 7-34 11-51 5-13 8-24 10-38 1-3 6-21 6-24 2-5 19-37 38-53 13-8 31-19 54-19 24 0 29 19 29 40 0 30-21 91-33 124-5 13-8 21-8 32 0 26 20 45 46 45 53 0 73-81 73-86s-4-5-6-5c-6 0-6 2-10 10-8 30-25 70-55 70-10 0-15-7-15-19 0-15 5-28 11-40 8-24 34-91 34-123 0-37-22-61-64-61-35 0-62 18-83 43 14-59 29-118 43-177z">
              <text:p/>
            </draw:path>
            <draw:path draw:style-name="gr7" draw:text-style-name="P2" draw:layer="layout" svg:width="0.171cm" svg:height="0.267cm" svg:x="14.023cm" svg:y="10.946cm" svg:viewBox="0 0 172 268" svg:d="M35 41c21 5 32 5 38 5 51 0 82-35 82-41 0-3-2-5-3-5-2 0-2 0-4 2-9 3-30 11-59 11-11 0-32-2-57-11-5-2-3-1-5-2-6 0-6 5-6 11 0 38 0 77 0 115 0 6 0 11 6 11 5 0 5 0 8-5 18-22 42-25 54-25 24 0 35 19 37 22 6 13 10 29 10 51 0 11 0 35-13 51-10 15-26 24-45 24-25 0-52-14-62-40 16 2 22-8 22-19 0-16-14-19-19-19-6 7-19 0-19 21 0 35 32 70 78 70 51 0 94-37 94-86 0-45-33-86-81-86-18 0-38 4-56 19 0-25 0-49 0-74z">
              <text:p/>
            </draw:path>
          </draw:g>
        </draw:g>
        <draw:frame draw:style-name="gr11" draw:text-style-name="P5" draw:layer="layout" svg:width="1.25cm" svg:height="0.725cm" svg:x="1.2cm" svg:y="7.675cm">
          <draw:text-box>
            <text:p text:style-name="P4"><text:span text:style-name="T1">(a)</text:span></text:p>
          </draw:text-box>
        </draw:frame>
        <draw:frame draw:style-name="gr11" draw:text-style-name="P5" draw:layer="layout" svg:width="1.25cm" svg:height="0.725cm" svg:x="1.2cm" svg:y="16.376cm">
          <draw:text-box>
            <text:p text:style-name="P4"><text:span text:style-name="T1">(b)</text:span></text:p>
          </draw:text-box>
        </draw:frame>
        <draw:line draw:style-name="gr12" draw:text-style-name="P3" draw:layer="layout" svg:x1="2.1cm" svg:y1="5.04cm" svg:x2="6.2cm" svg:y2="5.04cm">
          <text:p/>
        </draw:line>
        <draw:frame draw:style-name="gr13" draw:text-style-name="P7" draw:layer="layout" svg:width="4.25cm" svg:height="0.962cm" svg:x="1.85cm" svg:y="4.34cm">
          <draw:text-box>
            <text:p text:style-name="P6"><text:span text:style-name="T2">Strömungsrichtung</text:span></text:p>
          </draw:text-box>
        </draw:frame>
        <draw:line draw:style-name="gr12" draw:text-style-name="P3" draw:layer="layout" svg:x1="2.1cm" svg:y1="13.688cm" svg:x2="6.2cm" svg:y2="13.688cm">
          <text:p/>
        </draw:line>
        <draw:frame draw:style-name="gr13" draw:text-style-name="P7" draw:layer="layout" svg:width="4.25cm" svg:height="0.962cm" svg:x="1.85cm" svg:y="12.994cm">
          <draw:text-box>
            <text:p text:style-name="P6"><text:span text:style-name="T2">Strömungsrichtung</text:span></text:p>
          </draw:text-box>
        </draw:frame>
        <draw:frame draw:style-name="gr14" draw:text-style-name="P7" draw:layer="layout" svg:width="0.65cm" svg:height="0.725cm" svg:x="15.55cm" svg:y="4.094cm">
          <draw:text-box>
            <text:p text:style-name="P6"><text:span text:style-name="T2">R</text:span></text:p>
          </draw:text-box>
        </draw:frame>
        <draw:frame draw:style-name="gr15" draw:text-style-name="P7" draw:layer="layout" svg:width="1.1cm" svg:height="0.725cm" svg:x="2.55cm" svg:y="0.295cm">
          <draw:text-box>
            <text:p text:style-name="P6"><text:span text:style-name="T2">M1</text:span></text:p>
          </draw:text-box>
        </draw:frame>
        <draw:frame draw:style-name="gr15" draw:text-style-name="P7" draw:layer="layout" svg:width="1.1cm" svg:height="0.725cm" svg:x="5.55cm" svg:y="0.296cm">
          <draw:text-box>
            <text:p text:style-name="P6"><text:span text:style-name="T2">M2</text:span></text:p>
          </draw:text-box>
        </draw:frame>
        <draw:frame draw:style-name="gr15" draw:text-style-name="P7" draw:layer="layout" svg:width="1.1cm" svg:height="0.725cm" svg:x="8.55cm" svg:y="0.297cm">
          <draw:text-box>
            <text:p text:style-name="P6"><text:span text:style-name="T2">M3</text:span></text:p>
          </draw:text-box>
        </draw:frame>
        <draw:frame draw:style-name="gr15" draw:text-style-name="P7" draw:layer="layout" svg:width="1.1cm" svg:height="0.725cm" svg:x="11.55cm" svg:y="0.298cm">
          <draw:text-box>
            <text:p text:style-name="P6"><text:span text:style-name="T2">M4</text:span></text:p>
          </draw:text-box>
        </draw:frame>
        <draw:frame draw:style-name="gr15" draw:text-style-name="P7" draw:layer="layout" svg:width="1.1cm" svg:height="0.725cm" svg:x="14.55cm" svg:y="0.299cm">
          <draw:text-box>
            <text:p text:style-name="P6"><text:span text:style-name="T2">M5</text:span></text:p>
          </draw:text-box>
        </draw:frame>
        <draw:frame draw:style-name="gr15" draw:text-style-name="P7" draw:layer="layout" svg:width="1.1cm" svg:height="0.725cm" svg:x="2.5cm" svg:y="9.196cm">
          <draw:text-box>
            <text:p text:style-name="P6"><text:span text:style-name="T2">M1</text:span></text:p>
          </draw:text-box>
        </draw:frame>
        <draw:frame draw:style-name="gr15" draw:text-style-name="P7" draw:layer="layout" svg:width="1.1cm" svg:height="0.725cm" svg:x="5.5cm" svg:y="9.197cm">
          <draw:text-box>
            <text:p text:style-name="P6"><text:span text:style-name="T2">M2</text:span></text:p>
          </draw:text-box>
        </draw:frame>
        <draw:frame draw:style-name="gr15" draw:text-style-name="P7" draw:layer="layout" svg:width="1.1cm" svg:height="0.725cm" svg:x="8.5cm" svg:y="9.198cm">
          <draw:text-box>
            <text:p text:style-name="P6"><text:span text:style-name="T2">M3</text:span></text:p>
          </draw:text-box>
        </draw:frame>
        <draw:frame draw:style-name="gr15" draw:text-style-name="P7" draw:layer="layout" svg:width="1.1cm" svg:height="0.725cm" svg:x="11.5cm" svg:y="9.199cm">
          <draw:text-box>
            <text:p text:style-name="P6"><text:span text:style-name="T2">M4</text:span></text:p>
          </draw:text-box>
        </draw:frame>
        <draw:frame draw:style-name="gr15" draw:text-style-name="P7" draw:layer="layout" svg:width="1.1cm" svg:height="0.725cm" svg:x="14.5cm" svg:y="9.2cm">
          <draw:text-box>
            <text:p text:style-name="P6"><text:span text:style-name="T2">M5</text:span></text:p>
          </draw:text-box>
        </draw:frame>
        <draw:frame draw:style-name="gr14" draw:text-style-name="P7" draw:layer="layout" svg:width="0.65cm" svg:height="0.725cm" svg:x="15.65cm" svg:y="12.895cm">
          <draw:text-box>
            <text:p text:style-name="P6"><text:span text:style-name="T2">V</text:span></text:p>
          </draw:text-box>
        </draw:frame>
        <draw:g draw:style-name="gr5">
          <svg:title>TexMaths</svg:title>
          <svg:desc>16§latex§$x$§svg§600§TRUE§</svg:desc>
          <draw:g draw:style-name="gr6">
            <draw:path draw:style-name="gr7" draw:text-style-name="P2" draw:layer="layout" svg:width="0.276cm" svg:height="0.25cm" svg:x="1.7cm" svg:y="2.929cm" svg:viewBox="0 0 277 251" svg:d="M170 78c4-14 16-65 54-65 4 0 16 0 29 6-16 3-27 18-27 30 0 10 6 19 21 19 12 0 30-9 30-31 0-29-33-37-51-37-33 0-52 29-59 43-14-38-44-43-60-43-58 0-89 71-89 86 0 5 4 5 6 5 5 0 6 0 8-7 17-59 56-71 73-71 11 0 30 4 30 36 0 18-9 54-30 132-8 35-27 57-52 57-4 0-16 0-28-6 13-3 26-14 26-30 0-15-13-19-21-19-16 0-30 14-30 31 0 26 27 37 53 37 36 0 55-38 58-43 7 21 26 43 59 43 58 0 89-71 89-86 0-5-4-5-6-5-5 0-6 2-8 7-17 59-56 71-73 71-22 0-30-17-30-36 0-11 3-24 9-48 7-25 13-51 19-76z">
              <text:p/>
            </draw:path>
          </draw:g>
        </draw:g>
        <draw:line draw:style-name="gr16" draw:text-style-name="P3" draw:layer="layout" svg:x1="2cm" svg:y1="3.15cm" svg:x2="3.1cm" svg:y2="3.9cm">
          <text:p/>
        </draw:line>
        <draw:line draw:style-name="gr17" draw:text-style-name="P3" draw:layer="layout" svg:x1="2.25cm" svg:y1="6.096cm" svg:x2="3.55cm" svg:y2="6.096cm">
          <text:p/>
        </draw:line>
        <draw:g draw:style-name="gr5">
          <svg:title>TexMaths</svg:title>
          <svg:desc>16§latex§$\vec{v}(\vec{r})$§svg§600§TRUE§</svg:desc>
          <draw:g draw:style-name="gr6">
            <draw:path draw:style-name="gr7" draw:text-style-name="P2" draw:layer="layout" svg:width="0.247cm" svg:height="0.109cm" svg:x="2.464cm" svg:y="5.396cm" svg:viewBox="0 0 248 110" svg:d="M200 65c-8 8-28 24-28 34 0 5 7 11 12 11 4 0 8-5 11-8 6-8 19-24 43-35 5-3 10-6 10-13 0-5-4-8-8-11-12-8-18-17-23-32-1-5-3-11-11-11s-11 6-11 11c0 3 5 21 13 32-63 0-126 0-189 0-9 0-19 0-19 11s10 11 19 11c60 0 120 0 181 0z">
              <text:p/>
            </draw:path>
            <draw:path draw:style-name="gr7" draw:text-style-name="P2" draw:layer="layout" svg:width="0.245cm" svg:height="0.251cm" svg:x="2.4cm" svg:y="5.547cm" svg:viewBox="0 0 246 252" svg:d="M246 38c0-30-14-38-24-38-14 0-29 14-29 27 0 6 3 10 10 16 11 11 19 26 19 46 0 23-35 152-101 152-27 0-41-21-41-50 0-30 16-71 33-118 4-9 7-17 7-28 0-24-18-45-47-45-52 0-73 81-73 86s4 3 6 5c7 0 7-2 10-10 16-55 40-70 56-70 5 0 14 0 14 19 0 13-6 29-9 39-24 65-32 90-32 114 0 61 49 69 75 69 94 0 126-185 126-214z">
              <text:p/>
            </draw:path>
            <draw:path draw:style-name="gr7" draw:text-style-name="P2" draw:layer="layout" svg:width="0.128cm" svg:height="0.557cm" svg:x="2.731cm" svg:y="5.375cm" svg:viewBox="0 0 129 558" svg:d="M129 552c0-2 0-2-9-12-69-70-88-175-88-261 0-97 22-195 91-265 6-6 6-6 6-9s-1-5-4-5c-7 0-56 38-90 108-29 63-35 125-35 171 0 43 6 112 37 174 33 68 81 105 88 105 3 0 4-2 4-6z">
              <text:p/>
            </draw:path>
            <draw:path draw:style-name="gr7" draw:text-style-name="P2" draw:layer="layout" svg:width="0.248cm" svg:height="0.109cm" svg:x="2.976cm" svg:y="5.396cm" svg:viewBox="0 0 249 110" svg:d="M200 65c-8 8-28 24-28 34 0 5 7 11 12 11 6 0 8-5 11-8 6-8 19-24 45-35 3-3 9-6 9-13 0-5-5-8-8-11-13-8-19-17-24-32 0-5-3-11-11-11s-11 6-11 11c0 3 5 21 14 32-63 0-125 0-188 0-10 0-21 0-21 11s11 11 21 11c59 0 119 0 179 0z">
              <text:p/>
            </draw:path>
            <draw:path draw:style-name="gr7" draw:text-style-name="P2" draw:layer="layout" svg:width="0.227cm" svg:height="0.251cm" svg:x="2.909cm" svg:y="5.547cm" svg:viewBox="0 0 228 252" svg:d="M34 214c-2 8-7 20-7 24 0 9 8 14 18 14 6 0 16-3 20-14 0-4 20-79 23-90 3-17 14-57 17-71 2-8 18-34 31-47 5-3 20-19 46-19 14 0 15 5 22 8-16 2-28 16-28 30 0 10 5 20 20 20 16 0 32-13 32-32 0-21-19-37-46-37-37 0-62 27-72 43-5-25-25-43-51-43-25 0-37 21-41 32-12 19-18 52-18 54 0 5 5 5 6 5 7 0 7 0 10-13 10-40 21-67 41-67 10 0 18 5 18 27 0 11-3 18-10 46-10 44-21 87-31 130z">
              <text:p/>
            </draw:path>
            <draw:path draw:style-name="gr7" draw:text-style-name="P2" draw:layer="layout" svg:width="0.128cm" svg:height="0.557cm" svg:x="3.194cm" svg:y="5.375cm" svg:viewBox="0 0 129 558" svg:d="M129 279c0-43-6-112-36-174-34-68-82-105-88-105-3 0-5 2-5 5s0 3 10 14c55 54 87 144 87 260 0 96-20 193-91 265-6 6-6 6-6 8 0 4 2 6 5 6 6 0 56-38 89-108 29-63 35-125 35-171z">
              <text:p/>
            </draw:path>
          </draw:g>
        </draw:g>
        <draw:line draw:style-name="gr17" draw:text-style-name="P3" draw:layer="layout" svg:x1="2.243cm" svg:y1="14.851cm" svg:x2="3.543cm" svg:y2="14.851cm">
          <text:p/>
        </draw:line>
        <draw:g draw:style-name="gr5">
          <svg:title>TexMaths</svg:title>
          <svg:desc>16§latex§$\vec{v}(\vec{r})$§svg§600§TRUE§</svg:desc>
          <draw:g draw:style-name="gr6">
            <draw:path draw:style-name="gr7" draw:text-style-name="P2" draw:layer="layout" svg:width="0.247cm" svg:height="0.109cm" svg:x="2.457cm" svg:y="14.151cm" svg:viewBox="0 0 248 110" svg:d="M200 65c-8 8-28 24-28 34 0 5 7 11 12 11 4 0 8-5 11-8 6-8 19-24 43-35 5-3 10-6 10-13 0-5-4-8-8-11-12-8-18-17-23-32-1-5-3-11-11-11s-11 6-11 11c0 3 5 21 13 32-63 0-126 0-189 0-9 0-19 0-19 11s10 11 19 11c60 0 120 0 181 0z">
              <text:p/>
            </draw:path>
            <draw:path draw:style-name="gr7" draw:text-style-name="P2" draw:layer="layout" svg:width="0.245cm" svg:height="0.251cm" svg:x="2.393cm" svg:y="14.302cm" svg:viewBox="0 0 246 252" svg:d="M246 38c0-30-14-38-24-38-14 0-29 14-29 27 0 6 3 10 10 16 11 11 19 26 19 46 0 23-35 152-101 152-27 0-41-21-41-50 0-30 16-71 33-118 4-9 7-17 7-28 0-24-18-45-47-45-52 0-73 81-73 86s4 3 6 5c7 0 7-2 10-10 16-55 40-70 56-70 5 0 14 0 14 19 0 13-6 29-9 39-24 65-32 90-32 114 0 61 49 69 75 69 94 0 126-185 126-214z">
              <text:p/>
            </draw:path>
            <draw:path draw:style-name="gr7" draw:text-style-name="P2" draw:layer="layout" svg:width="0.128cm" svg:height="0.557cm" svg:x="2.724cm" svg:y="14.13cm" svg:viewBox="0 0 129 558" svg:d="M129 552c0-2 0-2-9-12-69-70-88-175-88-261 0-97 22-195 91-265 6-6 6-6 6-9s-1-5-4-5c-7 0-56 38-90 108-29 63-35 125-35 171 0 43 6 112 37 174 33 68 81 105 88 105 3 0 4-2 4-6z">
              <text:p/>
            </draw:path>
            <draw:path draw:style-name="gr7" draw:text-style-name="P2" draw:layer="layout" svg:width="0.248cm" svg:height="0.109cm" svg:x="2.969cm" svg:y="14.151cm" svg:viewBox="0 0 249 110" svg:d="M200 65c-8 8-28 24-28 34 0 5 7 11 12 11 6 0 8-5 11-8 6-8 19-24 45-35 3-3 9-6 9-13 0-5-5-8-8-11-13-8-19-17-24-32 0-5-3-11-11-11s-11 6-11 11c0 3 5 21 14 32-63 0-125 0-188 0-10 0-21 0-21 11s11 11 21 11c59 0 119 0 179 0z">
              <text:p/>
            </draw:path>
            <draw:path draw:style-name="gr7" draw:text-style-name="P2" draw:layer="layout" svg:width="0.227cm" svg:height="0.251cm" svg:x="2.902cm" svg:y="14.302cm" svg:viewBox="0 0 228 252" svg:d="M34 214c-2 8-7 20-7 24 0 9 8 14 18 14 6 0 16-3 20-14 0-4 20-79 23-90 3-17 14-57 17-71 2-8 18-34 31-47 5-3 20-19 46-19 14 0 15 5 22 8-16 2-28 16-28 30 0 10 5 20 20 20 16 0 32-13 32-32 0-21-19-37-46-37-37 0-62 27-72 43-5-25-25-43-51-43-25 0-37 21-41 32-12 19-18 52-18 54 0 5 5 5 6 5 7 0 7 0 10-13 10-40 21-67 41-67 10 0 18 5 18 27 0 11-3 18-10 46-10 44-21 87-31 130z">
              <text:p/>
            </draw:path>
            <draw:path draw:style-name="gr7" draw:text-style-name="P2" draw:layer="layout" svg:width="0.128cm" svg:height="0.557cm" svg:x="3.187cm" svg:y="14.13cm" svg:viewBox="0 0 129 558" svg:d="M129 279c0-43-6-112-36-174-34-68-82-105-88-105-3 0-5 2-5 5s0 3 10 14c55 54 87 144 87 260 0 96-20 193-91 265-6 6-6 6-6 8 0 4 2 6 5 6 6 0 56-38 89-108 29-63 35-125 35-171z">
              <text:p/>
            </draw:path>
          </draw:g>
        </draw:g>
        <draw:line draw:style-name="gr17" draw:text-style-name="P3" draw:layer="layout" svg:x1="9.036cm" svg:y1="14.852cm" svg:x2="10.836cm" svg:y2="14.852cm">
          <text:p/>
        </draw:line>
        <draw:g draw:style-name="gr5">
          <svg:title>TexMaths</svg:title>
          <svg:desc>16§latex§$\vec{v}(\vec{r}')$§svg§600§TRUE§</svg:desc>
          <draw:g draw:style-name="gr6">
            <draw:path draw:style-name="gr7" draw:text-style-name="P2" draw:layer="layout" svg:width="0.248cm" svg:height="0.111cm" svg:x="9.25cm" svg:y="14.153cm" svg:viewBox="0 0 249 112" svg:d="M200 67c-8 6-27 22-27 34 0 4 6 11 11 11s8-5 11-8c6-8 19-24 45-37 3-2 9-5 9-11s-4-8-8-11c-12-8-19-19-24-32 0-5-3-13-11-13s-11 8-11 13c0 1 5 21 14 32-62 0-125 0-188 0-10 0-21 0-21 11s11 11 21 11c59 0 119 0 179 0z">
              <text:p/>
            </draw:path>
            <draw:path draw:style-name="gr7" draw:text-style-name="P2" draw:layer="layout" svg:width="0.245cm" svg:height="0.251cm" svg:x="9.186cm" svg:y="14.307cm" svg:viewBox="0 0 246 252" svg:d="M246 38c0-30-14-38-24-38-14 0-27 14-27 26 0 8 2 11 8 17 13 11 19 26 19 46 0 23-33 151-99 151-29 0-41-20-41-48 0-32 14-72 31-119 5-9 7-17 7-28 0-26-18-45-45-45-53 0-75 80-75 85 0 6 4 4 6 6 7 0 7-2 10-10 16-57 40-70 56-70 5 0 14 0 14 18 0 14-4 30-9 40-24 65-32 91-32 115 0 60 49 68 75 68 94 0 126-185 126-214z">
              <text:p/>
            </draw:path>
            <draw:path draw:style-name="gr7" draw:text-style-name="P2" draw:layer="layout" svg:width="0.13cm" svg:height="0.558cm" svg:x="9.517cm" svg:y="14.134cm" svg:viewBox="0 0 131 559" svg:d="M131 553c0-2 0-2-10-12-70-72-87-177-87-262 0-97 20-194 89-265 8-6 8-8 8-9 0-3-3-5-6-5-5 0-56 37-90 109-27 60-35 123-35 170 0 44 6 111 38 175 34 68 82 105 87 105 3 0 6-2 6-6z">
              <text:p/>
            </draw:path>
            <draw:path draw:style-name="gr7" draw:text-style-name="P2" draw:layer="layout" svg:width="0.247cm" svg:height="0.111cm" svg:x="9.765cm" svg:y="14.153cm" svg:viewBox="0 0 248 112" svg:d="M198 67c-8 6-25 22-25 34 0 4 4 11 11 11 5 0 8-5 9-8 8-8 21-24 45-37 5-2 10-5 10-11s-3-8-8-11c-13-8-18-19-23-32-1-5-3-13-11-13s-11 8-11 13c0 1 5 21 13 32-63 0-126 0-189 0-9 0-19 0-19 11s10 11 19 11c60 0 120 0 179 0z">
              <text:p/>
            </draw:path>
            <draw:path draw:style-name="gr7" draw:text-style-name="P2" draw:layer="layout" svg:width="0.228cm" svg:height="0.251cm" svg:x="9.696cm" svg:y="14.307cm" svg:viewBox="0 0 229 252" svg:d="M34 214c-2 8-5 21-5 24 0 10 8 14 16 14 6 0 16-4 21-16 1-1 20-78 22-87 5-20 14-58 17-74 4-6 18-33 32-45 5-4 21-19 45-19 15 0 23 7 24 7-17 3-30 17-30 32 0 7 7 19 22 19s31-13 31-34c0-19-18-35-47-35-37 0-61 27-72 42-5-24-24-42-51-42-25 0-37 21-41 30-10 20-18 53-18 55 0 6 4 4 6 6 7 0 7 0 10-13 10-40 21-67 42-67 9 0 17 5 17 26 0 13-1 19-9 48-11 43-22 86-32 129z">
              <text:p/>
            </draw:path>
            <draw:path draw:style-name="gr7" draw:text-style-name="P2" draw:layer="layout" svg:width="0.096cm" svg:height="0.202cm" svg:x="9.968cm" svg:y="14.131cm" svg:viewBox="0 0 97 203" svg:d="M94 35c3-8 3-11 3-13 0-12-9-22-22-22-14 0-19 13-22 19-17 57-34 113-51 169-1 3-1 5-2 7 0 5 11 8 14 8 4 0 4 0 7-7 24-53 49-107 73-161z">
              <text:p/>
            </draw:path>
            <draw:path draw:style-name="gr7" draw:text-style-name="P2" draw:layer="layout" svg:width="0.13cm" svg:height="0.558cm" svg:x="10.137cm" svg:y="14.134cm" svg:viewBox="0 0 131 559" svg:d="M131 279c0-44-6-111-37-175-33-69-83-104-88-104-3 0-6 2-6 5 0 1 0 3 11 13 55 55 86 145 86 261 0 96-20 194-89 264-8 8-8 8-8 10 0 3 3 6 6 6 5 0 56-38 90-109 29-62 35-124 35-171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27T13:22:30.462004439</dc:date>
    <meta:editing-duration>P2DT16H36M45S</meta:editing-duration>
    <meta:editing-cycles>104</meta:editing-cycles>
    <meta:generator>LibreOffice/24.2.5.2$Linux_X86_64 LibreOffice_project/420$Build-2</meta:generator>
    <meta:print-date>2024-09-27T13:10:55.372148768</meta:print-date>
    <meta:printed-by>PDF-Dateien</meta:printed-by>
    <meta:document-statistic meta:object-count="173"/>
  </office:meta>
</office:document-meta>
</file>